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284" calcext:value-type="float">
            <text:p>7.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00051612903" calcext:value-type="float">
            <text:p>8.042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492670967742" calcext:value-type="float">
            <text:p>8.274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18141935484" calcext:value-type="float">
            <text:p>8.506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99458064516" calcext:value-type="float">
            <text:p>8.141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120283870968" calcext:value-type="float">
            <text:p>7.7312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33367741936" calcext:value-type="float">
            <text:p>7.647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74" calcext:value-type="float">
            <text:p>7.5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41109677419" calcext:value-type="float">
            <text:p>7.701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99006896552" calcext:value-type="float">
            <text:p>7.86899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79075" calcext:value-type="float">
            <text:p>8.231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8696" calcext:value-type="float">
            <text:p>8.9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6335" calcext:value-type="float">
            <text:p>9.259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63264" calcext:value-type="float">
            <text:p>9.26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1729" calcext:value-type="float">
            <text:p>9.261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65367741935" calcext:value-type="float">
            <text:p>8.6836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79716129032" calcext:value-type="float">
            <text:p>8.6517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54296774194" calcext:value-type="float">
            <text:p>8.080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68272" calcext:value-type="float">
            <text:p>7.78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628077419355" calcext:value-type="float">
            <text:p>7.826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19117241379" calcext:value-type="float">
            <text:p>7.87519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7482" calcext:value-type="float">
            <text:p>8.04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52412903226" calcext:value-type="float">
            <text:p>8.298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0328" calcext:value-type="float">
            <text:p>8.4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3135" calcext:value-type="float">
            <text:p>8.6043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7376" calcext:value-type="float">
            <text:p>8.6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74296774194" calcext:value-type="float">
            <text:p>8.537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65496774194" calcext:value-type="float">
            <text:p>8.5956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0372" calcext:value-type="float">
            <text:p>8.3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72206451613" calcext:value-type="float">
            <text:p>8.2107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5104" calcext:value-type="float">
            <text:p>8.07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49" calcext:value-type="float">
            <text:p>8.11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101028571429" calcext:value-type="float">
            <text:p>8.301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30296774194" calcext:value-type="float">
            <text:p>8.4463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78529032258" calcext:value-type="float">
            <text:p>8.470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72967741936" calcext:value-type="float">
            <text:p>8.5297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52670967742" calcext:value-type="float">
            <text:p>8.503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45448" calcext:value-type="float">
            <text:p>8.52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53675" calcext:value-type="float">
            <text:p>8.485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75174193548" calcext:value-type="float">
            <text:p>8.472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89780645161" calcext:value-type="float">
            <text:p>8.264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92825806452" calcext:value-type="float">
            <text:p>8.016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10941935484" calcext:value-type="float">
            <text:p>7.930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20077419355" calcext:value-type="float">
            <text:p>7.948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10167741936" calcext:value-type="float">
            <text:p>8.0771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84567741935" calcext:value-type="float">
            <text:p>8.314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1357" calcext:value-type="float">
            <text:p>8.571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7024516129" calcext:value-type="float">
            <text:p>8.938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5808" calcext:value-type="float">
            <text:p>9.3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46956521739" calcext:value-type="float">
            <text:p>9.33946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482787096774" calcext:value-type="float">
            <text:p>8.614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4832" calcext:value-type="float">
            <text:p>8.08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57775" calcext:value-type="float">
            <text:p>8.0515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74" calcext:value-type="float">
            <text:p>7.8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26325" calcext:value-type="float">
            <text:p>7.8212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558124137931" calcext:value-type="float">
            <text:p>7.8955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00875" calcext:value-type="float">
            <text:p>8.0710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7664516129" calcext:value-type="float">
            <text:p>8.307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754038709677" calcext:value-type="float">
            <text:p>8.637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21935483871" calcext:value-type="float">
            <text:p>9.043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1716" calcext:value-type="float">
            <text:p>9.41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5715" calcext:value-type="float">
            <text:p>9.525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68825806452" calcext:value-type="float">
            <text:p>9.1446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55104516129" calcext:value-type="float">
            <text:p>8.545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37522580645" calcext:value-type="float">
            <text:p>8.0903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038" calcext:value-type="float">
            <text:p>7.92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0" meta:object-count="0"/>
    <meta:user-defined meta:name="AppVersion">3.0</meta:user-defined>
  </office:meta>
</office:document-meta>
</file>